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Resistor, 10KOh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Ohm 1/4 or 1/8 Watt through-hole</text:p>
          </table:table-cell>
        </table:table-row>
        <table:table-row table:style-name="ro1">
          <table:table-cell office:value-type="string" calcext:value-type="string">
            <text:p>Tactile Swt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mm square 7.5mm tall 4 pin SPST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 color, 3.3 V 3mm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20 Female Pin header, fits on Rpi GPIO header</text:p>
          </table:table-cell>
        </table:table-row>
        <table:table-row table:style-name="ro1">
          <table:table-cell office:value-type="string" calcext:value-type="string">
            <text:p>Atmel ATTiny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 20MHz 8PDIP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 A+ or Zero will fit the enclosur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eyer</meta:initial-creator>
    <meta:creation-date>2016-02-12T20:40:06.739113609</meta:creation-date>
    <dc:date>2016-02-12T20:46:21.626338176</dc:date>
    <dc:creator>Andrew Meyer</dc:creator>
    <meta:editing-duration>PT6M15S</meta:editing-duration>
    <meta:editing-cycles>1</meta:editing-cycles>
    <meta:document-statistic meta:table-count="1" meta:cell-count="21" meta:object-count="0"/>
    <meta:generator>LibreOffice/5.0.0.4$Linux_X86_64 LibreOffice_project/cf112dc905650fb985306a7a03d2fe3fcc6c978f</meta:generator>
  </office:meta>
</office:document-meta>
</file>